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3760BD84D63CE.wmf"/>
  <manifest:file-entry manifest:media-type="" manifest:full-path="Pictures/20000007000627190003760BD30F338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Consolas" svg:font-family="Consolas" style:font-family-generic="swiss" style:font-pitch="fixed"/>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list-style-name="">
      <style:text-properties style:font-name="Consolas" fo:font-size="8pt" style:font-name-asian="Consolas" style:font-size-asian="8pt" style:font-name-complex="Consolas"/>
    </style:style>
    <style:style style:name="P2" style:family="paragraph" style:parent-style-name="Standard" style:list-style-name="">
      <style:text-properties fo:color="#0000ff" style:font-name="Consolas" fo:font-size="8pt" style:font-name-asian="Consolas" style:font-size-asian="8pt" style:font-name-complex="Consolas"/>
    </style:style>
    <style:style style:name="P3" style:family="paragraph" style:parent-style-name="Standard" style:list-style-name="">
      <style:text-properties fo:color="#808080" style:font-name="Consolas" fo:font-size="8pt" style:font-name-asian="Consolas" style:font-size-asian="8pt" style:font-name-complex="Consolas"/>
    </style:style>
    <style:style style:name="P4" style:family="paragraph" style:parent-style-name="Standard" style:list-style-name="">
      <style:text-properties fo:color="#000000" style:font-name="Consolas" style:font-name-asian="Consolas" style:font-name-complex="Consolas"/>
    </style:style>
    <style:style style:name="P5" style:family="paragraph" style:parent-style-name="Standard" style:list-style-name="" style:master-page-name="Standard">
      <style:paragraph-properties fo:margin-top="0in" fo:margin-bottom="0.139in" fo:line-height="115%" style:page-number="auto"/>
      <style:text-properties fo:font-size="11pt" fo:language="en" fo:country="none" style:text-underline-style="solid" style:text-underline-width="auto" style:text-underline-color="font-color" style:font-size-asian="11pt" style:font-size-complex="11pt"/>
    </style:style>
    <style:style style:name="P6" style:family="paragraph" style:parent-style-name="Standard" style:list-style-name="">
      <style:paragraph-properties fo:margin-top="0in" fo:margin-bottom="0.139in" fo:line-height="115%"/>
      <style:text-properties fo:font-size="8pt" fo:language="en" fo:country="none" style:font-size-asian="8pt" style:font-size-complex="8pt"/>
    </style:style>
    <style:style style:name="P7" style:family="paragraph" style:parent-style-name="Standard" style:list-style-name="">
      <style:paragraph-properties fo:margin-top="0in" fo:margin-bottom="0.139in" fo:line-height="100%"/>
      <style:text-properties fo:font-size="8pt" fo:language="en" fo:country="none" style:font-size-asian="8pt" style:font-size-complex="8pt"/>
    </style:style>
    <style:style style:name="P8" style:family="paragraph" style:parent-style-name="Standard" style:list-style-name="">
      <style:paragraph-properties fo:margin-top="0in" fo:margin-bottom="0.139in" fo:line-height="115%"/>
      <style:text-properties style:font-name="Consolas" fo:font-size="8pt" fo:language="en" fo:country="none" style:font-name-asian="Consolas" style:font-size-asian="8pt" style:font-name-complex="Consolas"/>
    </style:style>
    <style:style style:name="P9" style:family="paragraph" style:parent-style-name="Standard" style:list-style-name="">
      <style:paragraph-properties fo:margin-top="0in" fo:margin-bottom="0.139in" fo:line-height="100%"/>
      <style:text-properties style:font-name="Consolas" fo:font-size="8pt" fo:language="en" fo:country="none" style:font-name-asian="Consolas" style:font-size-asian="8pt" style:font-name-complex="Consolas"/>
    </style:style>
    <style:style style:name="P10" style:family="paragraph" style:parent-style-name="Standard" style:list-style-name="">
      <style:paragraph-properties fo:margin-top="0in" fo:margin-bottom="0.139in" fo:line-height="100%"/>
      <style:text-properties style:font-name="Consolas" fo:font-size="8pt" style:font-name-asian="Consolas" style:font-size-asian="8pt" style:font-name-complex="Consolas"/>
    </style:style>
    <style:style style:name="P11" style:family="paragraph" style:parent-style-name="Standard" style:list-style-name="">
      <style:paragraph-properties fo:margin-top="0in" fo:margin-bottom="0.139in" fo:line-height="115%"/>
      <style:text-properties style:font-name="Consolas" fo:language="en" fo:country="none" style:font-name-asian="Consolas" style:font-size-asian="8pt" style:font-name-complex="Consolas"/>
    </style:style>
    <style:style style:name="P12" style:family="paragraph" style:parent-style-name="Standard" style:list-style-name="">
      <style:paragraph-properties fo:margin-top="0in" fo:margin-bottom="0.139in" fo:line-height="115%"/>
      <style:text-properties style:font-name="Consolas" fo:language="en" fo:country="none" style:font-name-asian="Consolas" style:font-name-complex="Consolas"/>
    </style:style>
    <style:style style:name="P13" style:family="paragraph" style:parent-style-name="Standard" style:list-style-name="">
      <style:paragraph-properties fo:margin-top="0in" fo:margin-bottom="0.139in" fo:line-height="115%"/>
      <style:text-properties fo:color="#0000ff" style:font-name="Consolas" fo:font-size="8pt" fo:language="en" fo:country="none" style:font-name-asian="Consolas" style:font-size-asian="8pt" style:font-name-complex="Consolas"/>
    </style:style>
    <style:style style:name="P14" style:family="paragraph" style:parent-style-name="Standard" style:list-style-name="">
      <style:paragraph-properties fo:margin-top="0in" fo:margin-bottom="0.139in" fo:line-height="100%"/>
      <style:text-properties fo:color="#0000ff" style:font-name="Consolas" fo:font-size="8pt" style:font-name-asian="Consolas" style:font-size-asian="8pt" style:font-name-complex="Consolas"/>
    </style:style>
    <style:style style:name="P15" style:family="paragraph" style:parent-style-name="Standard" style:list-style-name="">
      <style:paragraph-properties fo:margin-top="0in" fo:margin-bottom="0.139in" fo:line-height="100%"/>
      <style:text-properties fo:language="en" fo:country="none"/>
    </style:style>
    <style:style style:name="P16" style:family="paragraph" style:parent-style-name="Standard" style:list-style-name="">
      <style:paragraph-properties fo:margin-top="0in" fo:margin-bottom="0.139in" fo:line-height="115%"/>
      <style:text-properties fo:color="#808080" style:font-name="Consolas" fo:font-size="8pt" fo:language="en" fo:country="none" style:font-name-asian="Consolas" style:font-size-asian="8pt" style:font-name-complex="Consolas"/>
    </style:style>
    <style:style style:name="P17" style:family="paragraph" style:parent-style-name="Standard" style:list-style-name="">
      <style:paragraph-properties fo:margin-top="0in" fo:margin-bottom="0.139in" fo:line-height="115%"/>
    </style:style>
    <style:style style:name="P18" style:family="paragraph" style:parent-style-name="Standard" style:list-style-name="">
      <style:paragraph-properties fo:margin-top="0in" fo:margin-bottom="0.139in" fo:line-height="100%"/>
    </style:style>
    <style:style style:name="T1" style:family="text">
      <style:text-properties fo:color="#0000ff"/>
    </style:style>
    <style:style style:name="T2" style:family="text">
      <style:text-properties fo:color="#0000ff" fo:font-size="8pt"/>
    </style:style>
    <style:style style:name="T3" style:family="text">
      <style:text-properties fo:color="#0000ff" fo:font-size="8pt" style:font-size-asian="8pt"/>
    </style:style>
    <style:style style:name="T4" style:family="text">
      <style:text-properties fo:color="#000000"/>
    </style:style>
    <style:style style:name="T5" style:family="text">
      <style:text-properties fo:color="#000000" fo:font-size="8pt"/>
    </style:style>
    <style:style style:name="T6" style:family="text">
      <style:text-properties fo:color="#000000" fo:font-size="8pt" style:font-size-asian="8pt"/>
    </style:style>
    <style:style style:name="T7" style:family="text">
      <style:text-properties fo:color="#000000" style:font-size-asian="9.5pt"/>
    </style:style>
    <style:style style:name="T8" style:family="text">
      <style:text-properties fo:color="#808080"/>
    </style:style>
    <style:style style:name="T9" style:family="text">
      <style:text-properties fo:color="#808080" fo:font-size="8pt"/>
    </style:style>
    <style:style style:name="T10" style:family="text">
      <style:text-properties fo:color="#808080" fo:font-size="8pt" style:font-size-asian="8pt"/>
    </style:style>
    <style:style style:name="T11" style:family="text">
      <style:text-properties fo:color="#808080" style:font-name="Consolas" style:font-name-asian="Consolas" style:font-name-complex="Consolas"/>
    </style:style>
    <style:style style:name="T12" style:family="text">
      <style:text-properties fo:font-size="11pt" style:font-size-asian="11pt" style:font-size-complex="11pt"/>
    </style:style>
    <style:style style:name="T13" style:family="text">
      <style:text-properties fo:color="#ff00ff"/>
    </style:style>
    <style:style style:name="T14" style:family="text">
      <style:text-properties fo:color="#ff00ff" fo:font-size="8pt"/>
    </style:style>
    <style:style style:name="T15" style:family="text">
      <style:text-properties fo:color="#00ff00" fo:font-size="8pt"/>
    </style:style>
    <style:style style:name="T16" style:family="text">
      <style:text-properties fo:font-size="8pt" style:font-size-asian="8pt" style:font-size-complex="8pt"/>
    </style:style>
    <style:style style:name="T17" style:family="text">
      <style:text-properties fo:color="#ff00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4:</text:p>
      <text:p text:style-name="P6">1.Write a T-SQL Program to find the factorial of a given number.</text:p>
      <text:p text:style-name="P8"><text:span text:style-name="T1">DECLARE</text:span><text:span text:style-name="T4"> @Number </text:span><text:span text:style-name="T1">INT</text:span><text:span text:style-name="T4"> </text:span><text:span text:style-name="T8">=</text:span><text:span text:style-name="T4"> 5</text:span><text:span text:style-name="T8">;</text:span><text:span text:style-name="T4"> </text:span></text:p>
      <text:p text:style-name="P8"><text:span text:style-name="T1">DECLARE</text:span><text:span text:style-name="T4"> @Factorial </text:span><text:span text:style-name="T1">BIGINT</text:span><text:span text:style-name="T4"> </text:span><text:span text:style-name="T8">=</text:span><text:span text:style-name="T4"> 1</text:span><text:span text:style-name="T8">;</text:span></text:p>
      <text:p text:style-name="P8"><text:span text:style-name="T1">DECLARE</text:span><text:span text:style-name="T4"> @Counter </text:span><text:span text:style-name="T1">INT</text:span><text:span text:style-name="T4"> </text:span><text:span text:style-name="T8">=</text:span><text:span text:style-name="T4"> 1</text:span><text:span text:style-name="T8">;</text:span></text:p>
      <text:p text:style-name="P8"><text:span text:style-name="T1">WHILE</text:span><text:span text:style-name="T4"> @Counter </text:span><text:span text:style-name="T8">&lt;=</text:span><text:span text:style-name="T4"> @Number</text:span></text:p>
      <text:p text:style-name="P13">BEGIN</text:p>
      <text:p text:style-name="P11"><text:span text:style-name="T4"><text:s/></text:span><text:span text:style-name="T2">SET</text:span><text:span text:style-name="T5"> @Factorial </text:span><text:span text:style-name="T9">=</text:span><text:span text:style-name="T5"> @Factorial </text:span><text:span text:style-name="T9">*</text:span><text:span text:style-name="T5"> @Counter</text:span><text:span text:style-name="T9">;</text:span></text:p>
      <text:p text:style-name="P11"><text:span text:style-name="T4"><text:s/></text:span><text:span text:style-name="T2">SET</text:span><text:span text:style-name="T5"> @Counter </text:span><text:span text:style-name="T9">=</text:span><text:span text:style-name="T5"> @Counter </text:span><text:span text:style-name="T9">+</text:span><text:span text:style-name="T5"> 1</text:span><text:span text:style-name="T9">;</text:span></text:p>
      <text:p text:style-name="P13">END</text:p>
      <text:p text:style-name="P8"><text:span text:style-name="T1">SELECT</text:span><text:span text:style-name="T4"> @Factorial </text:span><text:span text:style-name="T1">AS</text:span><text:span text:style-name="T4"> Factorial</text:span><text:span text:style-name="T8">;</text:span></text:p>
      <text:p text:style-name="P15"><text:span text:style-name="T11"><draw:frame draw:style-name="fr1" text:anchor-type="as-char" svg:width="6in" svg:height="3.3752in" draw:z-index="0"><draw:image xlink:href="Pictures/20000007000627190003760BD30F3384.wmf" xlink:type="simple" xlink:show="embed" xlink:actuate="onLoad"/></draw:frame></text:span><text:span text:style-name="T12">2.Create a stored procedure to generate multiplication tables up to a given number.</text:span></text:p>
      <text:p text:style-name="P8"><text:span text:style-name="T1">DECLARE</text:span><text:span text:style-name="T4"> @Number </text:span><text:span text:style-name="T1">INT</text:span><text:span text:style-name="T4"> </text:span><text:span text:style-name="T8">=</text:span><text:span text:style-name="T4"> 5</text:span><text:span text:style-name="T8">;</text:span><text:span text:style-name="T4"> </text:span></text:p>
      <text:p text:style-name="P8"><text:span text:style-name="T1">WITH</text:span><text:span text:style-name="T4"> Numbers </text:span><text:span text:style-name="T1">AS </text:span><text:span text:style-name="T8">(</text:span></text:p>
      <text:p text:style-name="P11"><text:span text:style-name="T4"><text:s text:c="4"/></text:span><text:span text:style-name="T2">SELECT</text:span><text:span text:style-name="T5"> </text:span><text:span text:style-name="T14">ROW_NUMBER</text:span><text:span text:style-name="T9">()</text:span><text:span text:style-name="T5"> </text:span><text:span text:style-name="T2">OVER </text:span><text:span text:style-name="T9">(</text:span><text:span text:style-name="T2">ORDER</text:span><text:span text:style-name="T5"> </text:span><text:span text:style-name="T2">BY </text:span><text:span text:style-name="T9">(</text:span><text:span text:style-name="T2">SELECT</text:span><text:span text:style-name="T5"> </text:span><text:span text:style-name="T9">NULL))</text:span><text:span text:style-name="T5"> </text:span><text:span text:style-name="T2">AS</text:span><text:span text:style-name="T5"> N</text:span></text:p>
      <text:p text:style-name="P11"><text:span text:style-name="T4"><text:s text:c="4"/></text:span><text:span text:style-name="T2">FROM</text:span><text:span text:style-name="T5"> </text:span><text:span text:style-name="T15">sys</text:span><text:span text:style-name="T9">.</text:span><text:span text:style-name="T15">all_columns</text:span></text:p>
      <text:p text:style-name="P16">)</text:p>
      <text:p text:style-name="P13">SELECT</text:p>
      <text:p text:style-name="P8"><text:span text:style-name="T4">N </text:span><text:span text:style-name="T1">AS</text:span><text:span text:style-name="T4"> Multiplier</text:span><text:span text:style-name="T8">,</text:span></text:p>
      <text:p text:style-name="P12"><text:soft-page-break/><text:span text:style-name="T7"><text:s text:c="5"/></text:span><text:span text:style-name="T6">N </text:span><text:span text:style-name="T10">*</text:span><text:span text:style-name="T6"> @Number </text:span><text:span text:style-name="T3">AS</text:span><text:span text:style-name="T6"> Result</text:span></text:p>
      <text:p text:style-name="P8"><text:span text:style-name="T1">FROM</text:span><text:span text:style-name="T4"> Numbers</text:span></text:p>
      <text:p text:style-name="P8"><text:span text:style-name="T1">WHERE</text:span><text:span text:style-name="T4"> N </text:span><text:span text:style-name="T8">&lt;=</text:span><text:span text:style-name="T4"> @Number</text:span><text:span text:style-name="T8">;</text:span></text:p>
      <text:p text:style-name="P17"/>
      <text:p text:style-name="P15"><text:span text:style-name="T12"><draw:frame draw:style-name="fr1" text:anchor-type="as-char" svg:width="6in" svg:height="3.3752in" draw:z-index="1"><draw:image xlink:href="Pictures/20000007000627190003760BD84D63CE.wmf" xlink:type="simple" xlink:show="embed" xlink:actuate="onLoad"/></draw:frame></text:span><text:span text:style-name="T16">3. <text:s/>Create a trigger to restrict data manipulation on EMP table during General holidays. Display the error message like “Due to Independence day you cannot manipulate data” or "Due To Diwali", you cannot manupulate" etc</text:span></text:p>
      <text:p text:style-name="P7">Note: Create holiday table as (holiday_date,Holiday_name) store at least 4 holiday details. try to match and stop manipulation </text:p>
      <text:p text:style-name="P9"><text:span text:style-name="T1">create</text:span><text:span text:style-name="T4"> </text:span><text:span text:style-name="T1">trigger</text:span><text:span text:style-name="T4"> trr </text:span><text:span text:style-name="T1">on</text:span><text:span text:style-name="T4"> EMP</text:span></text:p>
      <text:p text:style-name="P10"><text:span text:style-name="T1">after</text:span><text:span text:style-name="T4"> </text:span><text:span text:style-name="T1">insert</text:span><text:span text:style-name="T8">,</text:span><text:span text:style-name="T4"> </text:span><text:span text:style-name="T13">update</text:span><text:span text:style-name="T8">,</text:span><text:span text:style-name="T4"> </text:span><text:span text:style-name="T1">delete</text:span><text:span text:style-name="T4"> </text:span><text:span text:style-name="T1">as</text:span></text:p>
      <text:p text:style-name="P14">begin</text:p>
      <text:p text:style-name="P10"><text:span text:style-name="T1">declare</text:span><text:span text:style-name="T4"> @holidayname </text:span><text:span text:style-name="T1">varchar</text:span><text:span text:style-name="T8">(</text:span><text:span text:style-name="T4">20</text:span><text:span text:style-name="T8">);</text:span></text:p>
      <text:p text:style-name="P10"><text:span text:style-name="T1">select</text:span><text:span text:style-name="T4"> @holidayname </text:span><text:span text:style-name="T8">=</text:span><text:span text:style-name="T4"> holiday_name </text:span><text:span text:style-name="T1">from</text:span><text:span text:style-name="T4"> Holidays</text:span></text:p>
      <text:p text:style-name="P1"><text:span text:style-name="T1">where</text:span><text:span text:style-name="T4"> holiday_date </text:span><text:span text:style-name="T8">=</text:span><text:span text:style-name="T4"> </text:span><text:span text:style-name="T13">convert</text:span><text:span text:style-name="T8">(</text:span><text:span text:style-name="T1">date</text:span><text:span text:style-name="T8">,</text:span><text:span text:style-name="T4"> </text:span><text:span text:style-name="T13">getdate</text:span><text:span text:style-name="T8">());</text:span></text:p>
      <text:p text:style-name="P1"><text:span text:style-name="T1">if</text:span><text:span text:style-name="T4"> @holidayname </text:span><text:span text:style-name="T8">is</text:span><text:span text:style-name="T4"> </text:span><text:span text:style-name="T8">not</text:span><text:span text:style-name="T4"> </text:span><text:span text:style-name="T8">null</text:span></text:p>
      <text:p text:style-name="P2">begin</text:p>
      <text:p text:style-name="P1"><text:span text:style-name="T1">declare</text:span><text:span text:style-name="T4"> @errormessage </text:span><text:span text:style-name="T1">varchar</text:span><text:span text:style-name="T8">(</text:span><text:span text:style-name="T4">50</text:span><text:span text:style-name="T8">);</text:span></text:p>
      <text:p text:style-name="P1"><text:span text:style-name="T1">set</text:span><text:span text:style-name="T4"> @errormessage </text:span><text:span text:style-name="T8">=</text:span><text:span text:style-name="T4"> </text:span><text:span text:style-name="T17">'Due To '</text:span><text:span text:style-name="T4"> </text:span><text:span text:style-name="T8">+</text:span><text:span text:style-name="T4"> @holidayname </text:span><text:span text:style-name="T8">+</text:span><text:span text:style-name="T4"> </text:span><text:span text:style-name="T17">' You Cannot Manipulate Data'</text:span><text:span text:style-name="T8">;</text:span></text:p>
      <text:p text:style-name="P1"><text:span text:style-name="T1">throw</text:span><text:span text:style-name="T4"> 51000</text:span><text:span text:style-name="T8">,</text:span><text:span text:style-name="T4"> @errormessage</text:span><text:span text:style-name="T8">,</text:span><text:span text:style-name="T4"> 1</text:span><text:span text:style-name="T8">;</text:span></text:p>
      <text:p text:style-name="P1"><text:span text:style-name="T1">end</text:span><text:span text:style-name="T4"> </text:span></text:p>
      <text:p text:style-name="P1"><text:span text:style-name="T1">end</text:span><text:span text:style-name="T8">;</text:span></text:p>
      <text:p text:style-name="P1"><text:span text:style-name="T1">select</text:span><text:span text:style-name="T4"> </text:span><text:span text:style-name="T8">*</text:span><text:span text:style-name="T4"> </text:span><text:span text:style-name="T1">from</text:span><text:span text:style-name="T4"> Holidays</text:span><text:span text:style-name="T8">;</text:span></text:p>
      <text:p text:style-name="P1"><text:span text:style-name="T1">insert</text:span><text:span text:style-name="T4"> </text:span><text:span text:style-name="T1">into</text:span><text:span text:style-name="T4"> Holidays </text:span><text:span text:style-name="T1">values </text:span><text:span text:style-name="T8">(</text:span><text:span text:style-name="T17">'2023-10-13'</text:span><text:span text:style-name="T8">,</text:span><text:span text:style-name="T4"> </text:span><text:span text:style-name="T17">'Testing Divas'</text:span><text:span text:style-name="T8">);</text:span></text:p>
      <text:p text:style-name="P1"><text:span text:style-name="T13">update</text:span><text:span text:style-name="T4"> EMP </text:span><text:span text:style-name="T1">set</text:span><text:span text:style-name="T4"> salary </text:span><text:span text:style-name="T8">=</text:span><text:span text:style-name="T4"> 9999 </text:span><text:span text:style-name="T1">where</text:span><text:span text:style-name="T4"> empno </text:span><text:span text:style-name="T8">=</text:span><text:span text:style-name="T4"> 7369</text:span><text:span text:style-name="T8">;</text:span></text:p>
      <text:p text:style-name="P1"><text:span text:style-name="T1">create</text:span><text:span text:style-name="T4"> </text:span><text:span text:style-name="T1">table</text:span><text:span text:style-name="T4"> Holidays</text:span><text:span text:style-name="T8">(</text:span></text:p>
      <text:p text:style-name="P1"><text:span text:style-name="T4">holiday_date </text:span><text:span text:style-name="T1">date</text:span><text:span text:style-name="T8">,</text:span></text:p>
      <text:p text:style-name="P1"><text:span text:style-name="T4">holiday_name </text:span><text:span text:style-name="T1">varchar</text:span><text:span text:style-name="T8">(</text:span><text:span text:style-name="T4">30</text:span><text:span text:style-name="T8">)</text:span></text:p>
      <text:p text:style-name="P3">);</text:p>
      <text:p text:style-name="P1"><text:span text:style-name="T1">insert</text:span><text:span text:style-name="T4"> </text:span><text:span text:style-name="T1">into</text:span><text:span text:style-name="T4"> Holidays</text:span><text:span text:style-name="T1"> </text:span><text:span text:style-name="T8">(</text:span><text:span text:style-name="T4">holiday_date</text:span><text:span text:style-name="T8">,</text:span><text:span text:style-name="T4"> holiday_name</text:span><text:span text:style-name="T8">)</text:span><text:span text:style-name="T4"> </text:span><text:span text:style-name="T1">values</text:span></text:p>
      <text:p text:style-name="P1"><text:span text:style-name="T8">(</text:span><text:span text:style-name="T17">'2023-01-16'</text:span><text:span text:style-name="T8">,</text:span><text:span text:style-name="T4"> </text:span><text:span text:style-name="T17">'Sankranthi'</text:span><text:span text:style-name="T8">),</text:span></text:p>
      <text:p text:style-name="P1"><text:span text:style-name="T8">(</text:span><text:span text:style-name="T17">'2023-01-26'</text:span><text:span text:style-name="T8">,</text:span><text:span text:style-name="T4"> </text:span><text:span text:style-name="T17">'Republic Day'</text:span><text:span text:style-name="T8">),</text:span></text:p>
      <text:p text:style-name="P1"><text:soft-page-break/><text:span text:style-name="T8">(</text:span><text:span text:style-name="T17">'2023-03-22'</text:span><text:span text:style-name="T8">,</text:span><text:span text:style-name="T4"> </text:span><text:span text:style-name="T17">'Ugadi'</text:span><text:span text:style-name="T8">),</text:span></text:p>
      <text:p text:style-name="P1"><text:span text:style-name="T8">(</text:span><text:span text:style-name="T17">'2023-05-01'</text:span><text:span text:style-name="T8">,</text:span><text:span text:style-name="T4"> </text:span><text:span text:style-name="T17">'May Day'</text:span><text:span text:style-name="T8">),</text:span></text:p>
      <text:p text:style-name="Standard"/>
      <text:p text:style-name="Standard"/>
      <text:p text:style-name="Standard"/>
      <text:p text:style-name="Standard"/>
      <text:p text:style-name="Standard"/>
      <text:p text:style-name="Standard"/>
      <text:p text:style-name="P4"><text:s/></text:p>
      <text:p text:style-name="Standard"/>
      <text:p text:style-name="P4"><text:s/></text:p>
      <text:p text:style-name="Standard"/>
      <text:p text:style-name="Standard"/>
      <text:p text:style-name="Standard"/>
      <text:p text:style-name="Standard"/>
      <text:p text:style-name="P18"/>
      <text:p text:style-name="P1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swiss"/>
    <style:font-face style:name="Consolas" svg:font-family="Consolas" style:font-family-generic="swiss" style:font-pitch="fixed"/>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language-asian="zh" style:country-asian="CN" style:font-name-complex="Arial"/>
    </style:style>
    <style:style style:name="Text_20_body" style:display-name="Text body" style:family="paragraph" style:parent-style-name="Standard" style:class="text">
      <style:paragraph-properties fo:margin-top="0in" fo:margin-bottom="0.0835in"/>
      <style:text-properties style:font-size-asian="12pt" style:language-asian="zh" style:country-asian="C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style:text-properties fo:font-style="italic" style:font-size-asian="12pt" style:language-asian="zh" style:country-asian="CN" style:font-style-asian="italic" style:font-name-complex="Arial1" style:font-style-complex="italic"/>
    </style:style>
    <style:style style:name="Index" style:family="paragraph" style:parent-style-name="Standard" style:class="index">
      <style:text-properties style:font-size-asian="12pt" style:language-asian="zh" style:country-asian="CN" style:font-name-complex="Aria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2" meta:object-count="0" meta:page-count="3" meta:paragraph-count="51" meta:word-count="251" meta:character-count="1658"/>
    <meta:generator>OpenOffice/4.1.13$Win32 OpenOffice.org_project/4113m1$Build-9810</meta:generator>
  </office:meta>
</office:document-meta>
</file>